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4.1951in" fo:margin-left="0.0146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orizontal_20_Line" style:master-page-name="HTML">
      <style:paragraph-properties style:page-number="auto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orizontal_20_Line"/>
      <text:p text:style-name="Heading_20_1"><text:bookmark text:name="example-outline---create-docs"/>Example Outline - Create Docs</text:p>
      <text:p text:style-name="Text_20_body">This is an example of using emacs org-mode to create documents.</text:p>
      <text:p text:style-name="Text_20_body">It is a good starting point for large documents. It can be easily converted to html for reviews.</text:p>
      <text:p text:style-name="Text_20_body">Once things look good, the html file can be converted to a libreoffice odt (write) file. After that conversion, you'll continue work only with the odt file, to format the final document.</text:p>
      <text:p text:style-name="Horizontal_20_Line"/>
      <text:h text:style-name="Heading_20_2" text:outline-level="2"><text:bookmark text:name="tips"/>Tips</text:h>
      <text:h text:style-name="Heading_20_3" text:outline-level="3"><text:bookmark text:name="org-mode-tips"/>org-mode tips</text:h>
      <text:p text:style-name="Text_20_body">For help with emacs org-mode see: <text:a xlink:type="simple" xlink:href="https://orgmode.org/manuals.html" text:style-name="Internet_20_link" text:visited-style-name="Visited_20_Internet_20_Link">https://orgmode.org/manuals.html</text:a></text:p>
      <text:list xml:id="list282661500" text:style-name="L1">
        <text:list-item>
          <text:p text:style-name="P11">Use a '-' at the beginning of blocks of text, so the blocks can be collapsed with TAB. The html conversion will remove the '-' and treat it as a paragraph (not a list item).</text:p>
        </text:list-item>
        <text:list-item>
          <text:p text:style-name="P11">If you want a text block to be a bullet list item, prefix it with a '+'</text:p>
        </text:list-item>
        <text:list-item>
          <text:p text:style-name="P11">Use '* ', '** ', or ' <text:span text:style-name="Strong_20_Emphasis">*</text:span>', at the beginning of section. TAB will expand/collapse the sections. You can used more '*', but only the first 3 levels will be converted to HTML h1, h2, etc tags.</text:p>
        </text:list-item>
        <text:list-item>
          <text:p text:style-name="P11">'&lt;' and '&gt;' characers will be preserved in the HTML output, so can use HTML for some formatting.</text:p>
        </text:list-item>
        <text:list-item>
          <text:p text:style-name="P4">Do try the table creation mode in org-mode. It is quick and easy for simple tables.</text:p>
        </text:list-item>
      </text:list>
      <text:h text:style-name="Heading_20_3" text:outline-level="3"><text:bookmark text:name="html-tips"/>HTML tips</text:h>
      <text:list xml:id="list435567316" text:style-name="L2">
        <text:list-item>
          <text:p text:style-name="P5">Use css to control the formatting.</text:p>
        </text:list-item>
        <text:list-item>
          <text:p text:style-name="P5">Convert the file to HTML with pandoc. A sed script is used to fix up things before converting. Use: bib to do the conversion. For example:</text:p>
          <text:p text:style-name="P2"><text:s/>bib example-outline.html</text:p>
        </text:list-item>
      </text:list>
      <text:h text:style-name="Heading_20_3" text:outline-level="3"><text:bookmark text:name="biblography-tips"/>biblography tips</text:h>
      <text:list xml:id="list2186721964" text:style-name="L3">
        <text:list-item>
          <text:p text:style-name="P12">biblio.txt</text:p>
        </text:list-item>
        <text:list-item>
          <text:p text:style-name="P12">biblio-note.txt</text:p>
        </text:list-item>
        <text:list-item>
          <text:p text:style-name="P12">Libre-Bib app</text:p>
        </text:list-item>
        <text:list-item>
          <text:p text:style-name="P6">LibraryThing</text:p>
        </text:list-item>
      </text:list>
      <text:h text:style-name="Heading_20_3" text:outline-level="3"><text:bookmark text:name="libreoffice-write"/>Libreoffice Write</text:h>
      <text:list xml:id="list1552858997" text:style-name="L4">
        <text:list-item>
          <text:p text:style-name="P13">Only use "styles" to make formatting changes to text in a docuument. Select the desired text, then select the style.</text:p>
        </text:list-item>
        <text:list-item>
          <text:p text:style-name="P13">Use the style tool to modify the style of your page, paragraphs, and characters.</text:p>
        </text:list-item>
        <text:list-item>
          <text:p text:style-name="P7"><text:soft-page-break/>Need some special formatting, make up a your own style, under a similar style. Never make a manual change to the text.</text:p>
        </text:list-item>
      </text:list>
      <text:p text:style-name="Horizontal_20_Line"/>
      <text:h text:style-name="Heading_20_2" text:outline-level="2"><text:bookmark text:name="the-full-process"/>The full process</text:h>
      <text:h text:style-name="Heading_20_3" text:outline-level="3"><text:bookmark text:name="org-doc-file"/>Org Doc File</text:h>
      <text:list xml:id="list3076011504" text:style-name="L5">
        <text:list-item>
          <text:p text:style-name="P14">edit things with: emacs FILE.org (adding {REF} tags as desired)</text:p>
        </text:list-item>
        <text:list-item>
          <text:p text:style-name="P14">Create HTML file: bib FILE.html</text:p>
        </text:list-item>
        <text:list-item>
          <text:p text:style-name="P14">Create write file: bib FILE.odt</text:p>
        </text:list-item>
        <text:list-item>
          <text:p text:style-name="P8">Now only edit FILE.odt</text:p>
        </text:list-item>
      </text:list>
      <text:h text:style-name="Heading_20_3" text:outline-level="3"><text:bookmark text:name="biblio.txt-file"/>biblio.txt File</text:h>
      <text:list xml:id="list1191521970" text:style-name="L6">
        <text:list-item>
          <text:p text:style-name="P15">Edit biblio.txt with references "Id:" is the most important tag.</text:p>
        </text:list-item>
        <text:list-item>
          <text:p text:style-name="P15">Import biblio.txt: bib import-lo</text:p>
        </text:list-item>
        <text:list-item>
          <text:p text:style-name="P15">Import librarything.tsv: bib import-lib</text:p>
        </text:list-item>
        <text:list-item>
          <text:p text:style-name="P15">Update lo table with lib table: bib update-lo</text:p>
        </text:list-item>
        <text:list-item>
          <text:p text:style-name="P9">Export a new biblio.txt file with lib changes: bib export-lo</text:p>
        </text:list-item>
      </text:list>
      <text:h text:style-name="Heading_20_3" text:outline-level="3"><text:bookmark text:name="libreoffice-write-1"/>Libreoffice Write</text:h>
      <text:list xml:id="list491357581" text:style-name="L7">
        <text:list-item>
          <text:p text:style-name="P16">Run libreoffice and attach to the bib DB (see libre-bib manual)</text:p>
        </text:list-item>
        <text:list-item>
          <text:p text:style-name="P16">Use the EndNote character style to format the {REF} tags (But do not manually apply that style!)</text:p>
        </text:list-item>
        <text:list-item>
          <text:p text:style-name="P16">Use bib to update all new {REF}s from the DB: bib bib-new</text:p>
        </text:list-item>
        <text:list-item>
          <text:p text:style-name="P16">If the DB has changed, update the {REF}s: bib bib-update</text:p>
        </text:list-item>
        <text:list-item>
          <text:p text:style-name="P16">Create the Bibliography at the end of doc</text:p>
        </text:list-item>
        <text:list-item>
          <text:p text:style-name="P10">Edit the Biblio style for each of REF types used.</text:p>
        </text:list-item>
      </text:list>
      <text:p text:style-name="Horizontal_20_Line"/>
      <text:h text:style-name="Heading_20_2" text:outline-level="2"><text:bookmark text:name="examples"/>Examples</text:h>
      <text:h text:style-name="Heading_20_3" text:outline-level="3"><text:bookmark text:name="bullet-lists"/>Bullet lists</text:h>
      <text:p text:style-name="Text_20_body">See the earler part of this doc for examples. Look for '+' at beginning of the lines</text:p>
      <text:h text:style-name="Heading_20_3" text:outline-level="3"><text:bookmark text:name="tables"/>Tables</text:h>
      <text:p text:style-name="Text_20_body">This is a simple table. Start with a '|', Head1 , '|', Head2, '|', TAB Go to the new line with '|'s, backkup and make a '|-' at the beginning, then TAB. Now the heading part is defined. Continue with puting text between the bars, hitting TAB when you are done with a row.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Head1</text:p>
          </table:table-cell>
          <table:table-cell table:style-name="Table1.B1" office:value-type="string">
            <text:p text:style-name="Table_20_Heading">Head1</text:p>
          </table:table-cell>
        </table:table-row>
        <table:table-row table:style-name="TableLine94760609930480">
          <table:table-cell table:style-name="Table1.A2" office:value-type="string">
            <text:p text:style-name="P3">row1 item</text:p>
          </table:table-cell>
          <table:table-cell table:style-name="Table1.B2" office:value-type="string">
            <text:p text:style-name="P3">row2 item</text:p>
          </table:table-cell>
        </table:table-row>
        <text:soft-page-break/>
        <table:table-row table:style-name="TableLine94760609892592">
          <table:table-cell table:style-name="Table1.A2" office:value-type="string">
            <text:p text:style-name="P3">what if it is a really long line</text:p>
          </table:table-cell>
          <table:table-cell table:style-name="Table1.B2" office:value-type="string">
            <text:p text:style-name="P3">It will scale to fit</text:p>
          </table:table-cell>
        </table:table-row>
        <table:table-row table:style-name="TableLine94760609891520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And the css can do the wrapping</text:p>
          </table:table-cell>
        </table:table-row>
      </table:table>
      <text:h text:style-name="Heading_20_3" text:outline-level="3"><text:bookmark text:name="block-quotes"/>Block quotes</text:h>
      <text:p text:style-name="Text_20_body">Simply use the blockquote tag. And add the {REF} after the quote.</text:p>
      <text:p text:style-name="Quotations">ssara df sda fdsa sf dsa fads<text:span text:style-name="Endnote_20_Symbol">{</text:span><text:span text:style-name="Endnote_20_Symbol"><text:bibliography-mark text:identifier="eisenstein-12" text:bibliography-type="book" text:author="Eisenstein, Charles" text:booktitle="Sacred Economics: Money, Gift, and Society in the Age of Transition" text:publisher=", EVOLVER EDITIONS (2011), 497 pages" text:report-type=", Ebook" text:year=", 2011-07-12" text:url=", URL:https://www.amazon.com/gp/product/B004ZZNNKU/" text:isbn=", 9781583943984">eisenstein-12</text:bibliography-mark></text:span><text:span text:style-name="Endnote_20_Symbol">}</text:span></text:p>
      <text:h text:style-name="Heading_20_3" text:outline-level="3"><text:bookmark text:name="cites-inline"/>Cites inline</text:h>
      <text:p text:style-name="Text_20_body">Citations can also be used inline.<text:span text:style-name="Endnote_20_Symbol">{</text:span><text:span text:style-name="Endnote_20_Symbol"><text:bibliography-mark text:identifier="eisenstein-10" text:bibliography-type="book" text:author="Eisenstein, Charles" text:booktitle="The More Beautiful World Our Hearts Know Is Possible (Sacred Activism Book 2)" text:report-type=", book">eisenstein-10</text:bibliography-mark></text:span><text:span text:style-name="Endnote_20_Symbol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00" loext:opacity="100%" style:font-name="Times" fo:font-family="Times, serif" style:font-name-asian="Times" style:font-family-asian="Times, serif" style:font-name-complex="Times" style:font-family-complex="Times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 style:master-page-name="">
      <style:paragraph-properties fo:text-align="start" style:justify-single-word="false" fo:keep-together="always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Courier New" fo:font-family="'Courier New', monospace" fo:font-size="10pt" style:font-name-asian="Courier New" style:font-family-asian="'Courier New', monospace" style:font-size-asian="10pt" style:font-name-complex="Courier New" style:font-family-complex="'Courier New', monospace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align="start" style:justify-single-word="false" fo:text-indent="0in" style:auto-text-indent="false"/>
      <style:text-properties style:font-name="Times New Roman" fo:font-family="'Times New Roman', serif" fo:font-style="italic" style:font-name-asian="Times New Roman" style:font-family-asian="'Times New Roman', serif" style:font-style-asian="italic" style:font-name-complex="Times New Roman" style:font-family-complex="'Times New Roman', serif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1799in" fo:margin-right="0in" fo:text-align="start" style:justify-single-word="false" fo:keep-together="always" fo:text-indent="0in" style:auto-text-indent="false" style:page-number="auto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ample Outline - Create Docs</dc:title>
    <meta:generator>LibreOffice/7.0.4.2$Linux_X86_64 LibreOffice_project/00$Build-2</meta:generator>
    <dc:date>2023-05-16T14:27:11.068121976</dc:date>
    <meta:editing-duration>PT6M42S</meta:editing-duration>
    <meta:editing-cycles>1</meta:editing-cycles>
    <meta:document-statistic meta:table-count="1" meta:image-count="0" meta:object-count="0" meta:page-count="3" meta:paragraph-count="61" meta:word-count="599" meta:character-count="3212" meta:non-whitespace-character-count="2675"/>
  </office:meta>
</office:document-meta>
</file>